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c99b4" officeooo:paragraph-rsid="001c99b4"/>
    </style:style>
    <style:style style:name="P2" style:family="paragraph">
      <style:paragraph-properties fo:text-align="center"/>
    </style:style>
    <style:style style:name="T1" style:family="text">
      <style:text-properties officeooo:rsid="001c99b4"/>
    </style:style>
    <style:style style:name="T2" style:family="text">
      <style:text-properties officeooo:rsid="001e54ef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→<text:span text:style-name="T1"> enumeration (Aufzählungen): </text:span></text:p>
      <text:p text:style-name="P1"/>
      <text:p text:style-name="P1">Beispiel:</text:p>
      <text:p text:style-name="P1"/>
      <text:p text:style-name="P1"><draw:line text:anchor-type="paragraph" draw:z-index="0" draw:name="Form1" draw:style-name="gr1" draw:text-style-name="P2" svg:x1="4.664cm" svg:y1="0.711cm" svg:x2="6.146cm" svg:y2="1.293cm"><text:p/></draw:line>enum Wochentag {mo, di, mi, don, fr, sa, so};</text:p>
      <text:p text:style-name="P1"><draw:line text:anchor-type="paragraph" draw:z-index="1" draw:name="Form2" draw:style-name="gr1" draw:text-style-name="P2" svg:x1="2.018cm" svg:y1="0.012cm" svg:x2="2.044cm" svg:y2="1.388cm"><text:p/></draw:line><draw:line text:anchor-type="paragraph" draw:z-index="2" draw:name="Form3" draw:style-name="gr1" draw:text-style-name="P2" svg:x1="0.457cm" svg:y1="0.118cm" svg:x2="0.457cm" svg:y2="2.208cm"><text:p/></draw:line></text:p>
      <text:p text:style-name="P1"><text:tab/><text:tab/><text:tab/><text:tab/><text:tab/><text:tab/><text:tab/><text:tab/>Typedefinition.</text:p>
      <text:p text:style-name="P1"><text:tab/><text:tab/><text:tab/></text:p>
      <text:p text:style-name="P1"><text:tab/><text:tab/>Typebezeichner mit dessen hilfe neue Variablen vom type Wochentag angelegt werden.</text:p>
      <text:p text:style-name="P1"/>
      <text:p text:style-name="P1">Eingeleitet wird die neue Typedefinition durch das Schlüsselword enum (enumeration).</text:p>
      <text:p text:style-name="P1"/>
      <text:p text:style-name="P1">→ Die Werte (mo, di, mi, …) werden als ganze Zahlen (int) im Speicher abgebildet.</text:p>
      <text:p text:style-name="P1"><text:tab/>→<text:span text:style-name="T2"> mo entspricht den Wert 0 und die 1.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9T13:19:16.451504850</meta:creation-date>
    <meta:generator>LibreOffice/5.1.6.2$Linux_X86_64 LibreOffice_project/10m0$Build-2</meta:generator>
    <dc:date>2018-06-09T13:28:35.827446138</dc:date>
    <meta:editing-duration>PT9M19S</meta:editing-duration>
    <meta:editing-cycles>2</meta:editing-cycles>
    <meta:document-statistic meta:table-count="0" meta:image-count="0" meta:object-count="0" meta:page-count="1" meta:paragraph-count="9" meta:word-count="59" meta:character-count="397" meta:non-whitespace-character-count="331"/>
  </office:meta>
</office:document-meta>
</file>